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5.951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 calcext:value-type="string">
            <text:p>Durée</text:p>
          </table:table-cell>
          <table:table-cell table:style-name="ce4" office:value-type="string" calcext:value-type="string">
            <text:p>Ressour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 calcext:value-type="string">
            <text:p>Installation et tests des logiciels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office:value-type="string" calcext:value-type="string">
            <text:p>Déterminer les fonctionnalités intéressantes de ces logiciel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 calcext:value-type="string">
            <text:p>Installation et configuration de Apache Directory Server (serveur LDAP) sur le serveur cibl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stallation de Java 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e en place des prototyp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éploiement et test du prototype utilisant le logiciel J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éploiement et tests d'une application simple basée sur le framework JPP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Développement de la fonctionnalité d'injection des requêtes LDAP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Développement d'un mécanisme permettant la définition des scénarios de requêt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Mise en place d'une politique de déploiement des tâches d'injection sur les différents agent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Mise en place d'un système de récupération de d'aggrégation des temps d'exécution des requêt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Développement de l'interface graphiq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Intégration du lot 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7:44:33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3S</meta:editing-duration>
    <meta:editing-cycles>9</meta:editing-cycles>
    <meta:generator>LibreOffice/4.3.2.2$Windows_x86 LibreOffice_project/edfb5295ba211bd31ad47d0bad0118690f76407d</meta:generator>
    <dc:date>2014-11-22T18:03:01.420000000</dc:date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